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Heading_20_1">
      <style:paragraph-properties fo:text-align="left" fo:margin-bottom="0.494cm"/>
    </style:style>
    <style:style style:name="T1_1" style:family="text" style:parent-style-name="Default_20_Paragraph_20_Font"/>
    <style:style style:name="Table1" style:family="table">
      <style:table-properties table:align="left" style:width="15.214cm" fo:margin-left="-0.119cm"/>
    </style:style>
    <style:style style:name="Column1" style:family="table-column">
      <style:table-column-properties style:column-width="2.205cm"/>
    </style:style>
    <style:style style:name="Column2" style:family="table-column">
      <style:table-column-properties style:column-width="12.98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2" style:family="paragraph" style:parent-style-name="Standard">
      <style:paragraph-properties fo:text-align="left" fo:margin-bottom="0cm" fo:margin-left="0cm" fo:margin-right="0cm"/>
    </style:style>
    <style:style style:name="T2_1" style:family="text" style:parent-style-name="Default_20_Paragraph_20_Font">
      <style:text-properties fo:font-size="10pt" fo:font-weight="bold"/>
    </style:style>
    <style:style style:name="T2_2" style:family="text" style:parent-style-name="Default_20_Paragraph_20_Font"/>
    <style:style style:name="Row2" style:family="table-row">
      <style:table-row-properties style:min-row-height="0cm"/>
    </style:style>
    <style:style style:name="Cell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" style:family="paragraph" style:parent-style-name="Standard">
      <style:paragraph-properties fo:text-align="left" fo:margin-bottom="0cm" fo:margin-left="0cm" fo:margin-right="0cm"/>
    </style:style>
    <style:style style:name="T3_1" style:family="text" style:parent-style-name="Default_20_Paragraph_20_Font">
      <style:text-properties fo:font-size="10pt" fo:font-weight="bold"/>
    </style:style>
    <style:style style:name="T3_2" style:family="text" style:parent-style-name="Default_20_Paragraph_20_Font"/>
    <style:style style:name="Cell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" style:family="paragraph" style:parent-style-name="Standard">
      <style:paragraph-properties fo:text-align="left" fo:margin-bottom="0cm" fo:margin-left="0cm" fo:margin-right="0cm"/>
    </style:style>
    <style:style style:name="T4_1" style:family="text" style:parent-style-name="Default_20_Paragraph_20_Font">
      <style:text-properties fo:font-size="10pt"/>
    </style:style>
    <style:style style:name="T4_2" style:family="text" style:parent-style-name="Default_20_Paragraph_20_Font"/>
    <style:style style:name="Table2" style:family="table">
      <style:table-properties table:align="left" style:width="15.214cm" fo:margin-left="-0.119cm"/>
    </style:style>
    <style:style style:name="Column3" style:family="table-column">
      <style:table-column-properties style:column-width="2.205cm"/>
    </style:style>
    <style:style style:name="Column4" style:family="table-column">
      <style:table-column-properties style:column-width="12.982cm"/>
    </style:style>
    <style:style style:name="Row3" style:family="table-row">
      <style:table-row-properties style:min-row-height="0cm"/>
    </style:style>
    <style:style style:name="Cell4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" style:family="paragraph" style:parent-style-name="Standard">
      <style:paragraph-properties fo:text-align="left" fo:margin-bottom="0cm"/>
    </style:style>
    <style:style style:name="T5_1" style:family="text" style:parent-style-name="Default_20_Paragraph_20_Font">
      <style:text-properties fo:font-weight="bold"/>
    </style:style>
    <style:style style:name="T5_2" style:family="text" style:parent-style-name="Default_20_Paragraph_20_Font"/>
    <style:style style:name="Row4" style:family="table-row">
      <style:table-row-properties style:min-row-height="0cm"/>
    </style:style>
    <style:style style:name="Cell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6" style:family="paragraph" style:parent-style-name="Standard">
      <style:paragraph-properties fo:text-align="left" fo:margin-bottom="0cm"/>
    </style:style>
    <style:style style:name="T6_1" style:family="text" style:parent-style-name="Default_20_Paragraph_20_Font">
      <style:text-properties fo:font-weight="bold"/>
    </style:style>
    <style:style style:name="Cell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" style:family="paragraph" style:parent-style-name="Standard">
      <style:paragraph-properties fo:text-align="left" fo:margin-bottom="0.494cm"/>
    </style:style>
    <style:style style:name="T7_1" style:family="text" style:parent-style-name="Default_20_Paragraph_20_Font"/>
    <style:style style:name="P8" style:family="paragraph" style:parent-style-name="Standard">
      <style:paragraph-properties fo:text-align="left" fo:margin-bottom="0cm"/>
    </style:style>
    <style:style style:name="T8_1" style:family="text" style:parent-style-name="Default_20_Paragraph_20_Font"/>
    <style:style style:name="Table3" style:family="table">
      <style:table-properties table:align="left" style:width="15.214cm" fo:margin-left="-0.119cm"/>
    </style:style>
    <style:style style:name="Column5" style:family="table-column">
      <style:table-column-properties style:column-width="2.205cm"/>
    </style:style>
    <style:style style:name="Column6" style:family="table-column">
      <style:table-column-properties style:column-width="12.982cm"/>
    </style:style>
    <style:style style:name="Row5" style:family="table-row">
      <style:table-row-properties style:min-row-height="0cm"/>
    </style:style>
    <style:style style:name="Cell7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" style:family="paragraph" style:parent-style-name="Standard">
      <style:paragraph-properties fo:text-align="left" fo:margin-bottom="0cm" fo:margin-left="0cm" fo:margin-right="0cm"/>
    </style:style>
    <style:style style:name="T9_1" style:family="text" style:parent-style-name="Default_20_Paragraph_20_Font">
      <style:text-properties fo:font-size="10pt" fo:font-weight="bold"/>
    </style:style>
    <style:style style:name="T9_2" style:family="text" style:parent-style-name="Default_20_Paragraph_20_Font"/>
    <style:style style:name="Row6" style:family="table-row">
      <style:table-row-properties style:min-row-height="0cm"/>
    </style:style>
    <style:style style:name="Cell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0" style:family="paragraph" style:parent-style-name="Standard">
      <style:paragraph-properties fo:text-align="left" fo:margin-bottom="0cm" fo:margin-left="0cm" fo:margin-right="0cm"/>
    </style:style>
    <style:style style:name="T10_1" style:family="text" style:parent-style-name="Default_20_Paragraph_20_Font">
      <style:text-properties fo:font-size="10pt" fo:font-weight="bold"/>
    </style:style>
    <style:style style:name="T10_2" style:family="text" style:parent-style-name="Default_20_Paragraph_20_Font"/>
    <style:style style:name="Cell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" style:family="paragraph" style:parent-style-name="Standard">
      <style:paragraph-properties fo:text-align="left" fo:margin-bottom="0cm" fo:margin-left="0cm" fo:margin-right="0cm"/>
    </style:style>
    <style:style style:name="T11_1" style:family="text" style:parent-style-name="Default_20_Paragraph_20_Font">
      <style:text-properties fo:font-size="10pt"/>
    </style:style>
    <style:style style:name="T11_2" style:family="text" style:parent-style-name="Default_20_Paragraph_20_Font"/>
    <style:style style:name="Table4" style:family="table">
      <style:table-properties table:align="left" style:width="15.214cm" fo:margin-left="-0.119cm"/>
    </style:style>
    <style:style style:name="Column7" style:family="table-column">
      <style:table-column-properties style:column-width="2.452cm"/>
    </style:style>
    <style:style style:name="Column8" style:family="table-column">
      <style:table-column-properties style:column-width="12.735cm"/>
    </style:style>
    <style:style style:name="Row7" style:family="table-row">
      <style:table-row-properties style:min-row-height="0cm"/>
    </style:style>
    <style:style style:name="Cell10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2" style:family="paragraph" style:parent-style-name="Standard">
      <style:paragraph-properties fo:text-align="left" fo:margin-bottom="0cm" fo:margin-left="0cm" fo:margin-right="0cm"/>
    </style:style>
    <style:style style:name="T12_1" style:family="text" style:parent-style-name="Default_20_Paragraph_20_Font">
      <style:text-properties fo:font-size="10pt" fo:font-weight="bold"/>
    </style:style>
    <style:style style:name="T12_2" style:family="text" style:parent-style-name="Default_20_Paragraph_20_Font"/>
    <style:style style:name="Row8" style:family="table-row">
      <style:table-row-properties style:min-row-height="0cm"/>
    </style:style>
    <style:style style:name="Cell1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" style:family="paragraph" style:parent-style-name="Standard">
      <style:paragraph-properties fo:text-align="left" fo:margin-bottom="0cm" fo:margin-left="0cm" fo:margin-right="0cm"/>
    </style:style>
    <style:style style:name="T13_1" style:family="text" style:parent-style-name="Default_20_Paragraph_20_Font">
      <style:text-properties fo:font-size="10pt" fo:font-weight="bold"/>
    </style:style>
    <style:style style:name="T13_2" style:family="text" style:parent-style-name="Default_20_Paragraph_20_Font"/>
    <style:style style:name="Cell1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4" style:family="paragraph" style:parent-style-name="Standard">
      <style:paragraph-properties fo:text-align="left" fo:margin-bottom="0cm" fo:margin-left="0cm" fo:margin-right="0cm"/>
    </style:style>
    <style:style style:name="T14_1" style:family="text" style:parent-style-name="Default_20_Paragraph_20_Font">
      <style:text-properties fo:font-size="10pt"/>
    </style:style>
    <style:style style:name="T14_2" style:family="text" style:parent-style-name="Default_20_Paragraph_20_Font"/>
    <style:style style:name="Table5" style:family="table">
      <style:table-properties table:align="left" style:width="15.214cm" fo:margin-left="-0.119cm"/>
    </style:style>
    <style:style style:name="Column9" style:family="table-column">
      <style:table-column-properties style:column-width="2.205cm"/>
    </style:style>
    <style:style style:name="Column10" style:family="table-column">
      <style:table-column-properties style:column-width="12.982cm"/>
    </style:style>
    <style:style style:name="Row9" style:family="table-row">
      <style:table-row-properties style:min-row-height="0cm"/>
    </style:style>
    <style:style style:name="Cell13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" style:family="paragraph" style:parent-style-name="Standard">
      <style:paragraph-properties fo:text-align="left" fo:margin-bottom="0cm" fo:margin-left="0cm" fo:margin-right="0cm"/>
    </style:style>
    <style:style style:name="T15_1" style:family="text" style:parent-style-name="Default_20_Paragraph_20_Font">
      <style:text-properties fo:font-size="10pt" fo:font-weight="bold"/>
    </style:style>
    <style:style style:name="T15_2" style:family="text" style:parent-style-name="Default_20_Paragraph_20_Font"/>
    <style:style style:name="Row10" style:family="table-row">
      <style:table-row-properties style:min-row-height="0cm"/>
    </style:style>
    <style:style style:name="Cell1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6" style:family="paragraph" style:parent-style-name="Standard">
      <style:paragraph-properties fo:text-align="left" fo:margin-bottom="0cm" fo:margin-left="0cm" fo:margin-right="0cm"/>
    </style:style>
    <style:style style:name="T16_1" style:family="text" style:parent-style-name="Default_20_Paragraph_20_Font">
      <style:text-properties fo:font-size="10pt" fo:font-weight="bold"/>
    </style:style>
    <style:style style:name="T16_2" style:family="text" style:parent-style-name="Default_20_Paragraph_20_Font"/>
    <style:style style:name="Cell1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7" style:family="paragraph" style:parent-style-name="Standard">
      <style:paragraph-properties fo:text-align="left" fo:margin-bottom="0.494cm" fo:margin-left="0cm" fo:margin-right="0cm"/>
    </style:style>
    <style:style style:name="T17_1" style:family="text" style:parent-style-name="Default_20_Paragraph_20_Font">
      <style:text-properties fo:font-size="10pt"/>
    </style:style>
    <style:style style:name="T17_2" style:family="text" style:parent-style-name="Default_20_Paragraph_20_Font"/>
    <style:style style:name="P18" style:family="paragraph" style:parent-style-name="Standard">
      <style:paragraph-properties fo:text-align="left" fo:margin-bottom="0cm" fo:margin-left="0cm" fo:margin-right="0cm"/>
    </style:style>
    <style:style style:name="T18_1" style:family="text" style:parent-style-name="Default_20_Paragraph_20_Font">
      <style:text-properties fo:font-size="10pt"/>
    </style:style>
    <style:style style:name="T18_2" style:family="text" style:parent-style-name="Default_20_Paragraph_20_Font"/>
    <style:style style:name="Table6" style:family="table">
      <style:table-properties table:align="left" style:width="15.214cm" fo:margin-left="-0.119cm"/>
    </style:style>
    <style:style style:name="Column11" style:family="table-column">
      <style:table-column-properties style:column-width="2.205cm"/>
    </style:style>
    <style:style style:name="Column12" style:family="table-column">
      <style:table-column-properties style:column-width="12.982cm"/>
    </style:style>
    <style:style style:name="Row11" style:family="table-row">
      <style:table-row-properties style:min-row-height="0cm"/>
    </style:style>
    <style:style style:name="Cell16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" style:family="paragraph" style:parent-style-name="Standard">
      <style:paragraph-properties fo:text-align="left" fo:margin-bottom="0cm" fo:margin-left="0cm" fo:margin-right="0cm"/>
    </style:style>
    <style:style style:name="T19_1" style:family="text" style:parent-style-name="Default_20_Paragraph_20_Font">
      <style:text-properties fo:font-size="10pt" fo:font-weight="bold"/>
    </style:style>
    <style:style style:name="T19_2" style:family="text" style:parent-style-name="Default_20_Paragraph_20_Font"/>
    <style:style style:name="Row12" style:family="table-row">
      <style:table-row-properties style:min-row-height="0cm"/>
    </style:style>
    <style:style style:name="Cell1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20" style:family="paragraph" style:parent-style-name="Standard">
      <style:paragraph-properties fo:text-align="left" fo:margin-bottom="0cm" fo:margin-left="0cm" fo:margin-right="0cm"/>
    </style:style>
    <style:style style:name="T20_1" style:family="text" style:parent-style-name="Default_20_Paragraph_20_Font">
      <style:text-properties fo:font-size="10pt" fo:font-weight="bold"/>
    </style:style>
    <style:style style:name="T20_2" style:family="text" style:parent-style-name="Default_20_Paragraph_20_Font"/>
    <style:style style:name="Cell1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21" style:family="paragraph" style:parent-style-name="Standard">
      <style:paragraph-properties fo:text-align="left" fo:margin-bottom="0.494cm" fo:margin-left="0cm" fo:margin-right="0cm"/>
    </style:style>
    <style:style style:name="T21_1" style:family="text" style:parent-style-name="Default_20_Paragraph_20_Font">
      <style:text-properties fo:font-size="10pt"/>
    </style:style>
    <style:style style:name="T21_2" style:family="text" style:parent-style-name="Default_20_Paragraph_20_Font"/>
    <style:style style:name="P22" style:family="paragraph" style:parent-style-name="Standard">
      <style:paragraph-properties fo:text-align="left" fo:margin-bottom="0.494cm" fo:margin-left="0cm" fo:margin-right="0cm"/>
    </style:style>
    <style:style style:name="T22_1" style:family="text" style:parent-style-name="Default_20_Paragraph_20_Font">
      <style:text-properties fo:font-size="10pt"/>
    </style:style>
    <style:style style:name="T22_2" style:family="text" style:parent-style-name="Default_20_Paragraph_20_Font"/>
    <style:style style:name="P23" style:family="paragraph" style:parent-style-name="Li">
      <style:paragraph-properties fo:text-align="left" fo:margin-bottom="0cm"/>
    </style:style>
    <style:style style:name="T23_1" style:family="text" style:parent-style-name="Default_20_Paragraph_20_Font">
      <style:text-properties fo:font-size="10pt"/>
    </style:style>
    <style:style style:name="T23_2" style:family="text" style:parent-style-name="Default_20_Paragraph_20_Font"/>
    <style:style style:name="P24" style:family="paragraph" style:parent-style-name="Li">
      <style:paragraph-properties fo:text-align="left" fo:margin-bottom="0cm"/>
    </style:style>
    <style:style style:name="T24_1" style:family="text" style:parent-style-name="Default_20_Paragraph_20_Font">
      <style:text-properties fo:font-size="10pt"/>
    </style:style>
    <style:style style:name="T24_2" style:family="text" style:parent-style-name="Default_20_Paragraph_20_Font"/>
    <style:style style:name="P25" style:family="paragraph" style:parent-style-name="Li">
      <style:paragraph-properties fo:text-align="left" fo:margin-bottom="0cm"/>
    </style:style>
    <style:style style:name="T25_1" style:family="text" style:parent-style-name="Default_20_Paragraph_20_Font">
      <style:text-properties fo:font-size="10pt"/>
    </style:style>
    <style:style style:name="T25_2" style:family="text" style:parent-style-name="Default_20_Paragraph_20_Font"/>
    <style:style style:name="P26" style:family="paragraph" style:parent-style-name="Li">
      <style:paragraph-properties fo:text-align="left" fo:margin-bottom="0cm"/>
    </style:style>
    <style:style style:name="T26_1" style:family="text" style:parent-style-name="Default_20_Paragraph_20_Font">
      <style:text-properties fo:font-size="10pt"/>
    </style:style>
    <style:style style:name="T26_2" style:family="text" style:parent-style-name="Default_20_Paragraph_20_Font"/>
    <style:style style:name="P27" style:family="paragraph" style:parent-style-name="Li">
      <style:paragraph-properties fo:text-align="left" fo:margin-bottom="0cm"/>
    </style:style>
    <style:style style:name="T27_1" style:family="text" style:parent-style-name="Default_20_Paragraph_20_Font">
      <style:text-properties fo:font-size="10pt"/>
    </style:style>
    <style:style style:name="T27_2" style:family="text" style:parent-style-name="Default_20_Paragraph_20_Font"/>
    <style:style style:name="P28" style:family="paragraph" style:parent-style-name="Li">
      <style:paragraph-properties fo:text-align="left" fo:margin-bottom="0.494cm"/>
    </style:style>
    <style:style style:name="T28_1" style:family="text" style:parent-style-name="Default_20_Paragraph_20_Font">
      <style:text-properties fo:font-size="10pt"/>
    </style:style>
    <style:style style:name="T28_2" style:family="text" style:parent-style-name="Default_20_Paragraph_20_Font"/>
    <style:style style:name="P29" style:family="paragraph" style:parent-style-name="Div">
      <style:paragraph-properties fo:text-align="left" fo:margin-bottom="0.494cm"/>
    </style:style>
    <style:style style:name="T29_1" style:family="text" style:parent-style-name="Default_20_Paragraph_20_Font">
      <style:text-properties fo:font-size="10pt"/>
    </style:style>
    <style:style style:name="T29_2" style:family="text" style:parent-style-name="Default_20_Paragraph_20_Font"/>
    <style:style style:name="P30" style:family="paragraph" style:parent-style-name="Standard">
      <style:paragraph-properties fo:text-align="left" fo:margin-bottom="0cm"/>
    </style:style>
    <style:style style:name="Table7" style:family="table">
      <style:table-properties table:align="left" style:width="15.214cm" fo:margin-left="-0.119cm"/>
    </style:style>
    <style:style style:name="Column13" style:family="table-column">
      <style:table-column-properties style:column-width="2.205cm"/>
    </style:style>
    <style:style style:name="Column14" style:family="table-column">
      <style:table-column-properties style:column-width="12.982cm"/>
    </style:style>
    <style:style style:name="Row13" style:family="table-row">
      <style:table-row-properties style:min-row-height="0cm"/>
    </style:style>
    <style:style style:name="Cell19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1" style:family="paragraph" style:parent-style-name="Standard">
      <style:paragraph-properties fo:text-align="left" fo:margin-bottom="0cm" fo:margin-left="0cm" fo:margin-right="0cm"/>
    </style:style>
    <style:style style:name="T31_1" style:family="text" style:parent-style-name="Default_20_Paragraph_20_Font">
      <style:text-properties fo:font-size="10pt" fo:font-weight="bold"/>
    </style:style>
    <style:style style:name="T31_2" style:family="text" style:parent-style-name="Default_20_Paragraph_20_Font"/>
    <style:style style:name="Row14" style:family="table-row">
      <style:table-row-properties style:min-row-height="0cm"/>
    </style:style>
    <style:style style:name="Cell2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2" style:family="paragraph" style:parent-style-name="Standard">
      <style:paragraph-properties fo:text-align="left" fo:margin-bottom="0cm" fo:margin-left="0cm" fo:margin-right="0cm"/>
    </style:style>
    <style:style style:name="T32_1" style:family="text" style:parent-style-name="Default_20_Paragraph_20_Font">
      <style:text-properties fo:font-size="10pt" fo:font-weight="bold"/>
    </style:style>
    <style:style style:name="T32_2" style:family="text" style:parent-style-name="Default_20_Paragraph_20_Font"/>
    <style:style style:name="Cell2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3" style:family="paragraph" style:parent-style-name="Standard">
      <style:paragraph-properties fo:text-align="left" fo:margin-bottom="0cm" fo:margin-left="0cm" fo:margin-right="0cm"/>
    </style:style>
    <style:style style:name="T33_1" style:family="text" style:parent-style-name="Default_20_Paragraph_20_Font">
      <style:text-properties fo:font-size="10pt"/>
    </style:style>
    <style:style style:name="T33_2" style:family="text" style:parent-style-name="Default_20_Paragraph_20_Font"/>
    <style:style style:name="Table8" style:family="table">
      <style:table-properties table:align="left" style:width="15.214cm" fo:margin-left="-0.119cm"/>
    </style:style>
    <style:style style:name="Column15" style:family="table-column">
      <style:table-column-properties style:column-width="2.205cm"/>
    </style:style>
    <style:style style:name="Column16" style:family="table-column">
      <style:table-column-properties style:column-width="12.982cm"/>
    </style:style>
    <style:style style:name="Row15" style:family="table-row">
      <style:table-row-properties style:min-row-height="0cm"/>
    </style:style>
    <style:style style:name="Cell22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4" style:family="paragraph" style:parent-style-name="Standard">
      <style:paragraph-properties fo:text-align="left" fo:margin-bottom="0cm" fo:margin-left="0cm" fo:margin-right="0cm"/>
    </style:style>
    <style:style style:name="T34_1" style:family="text" style:parent-style-name="Default_20_Paragraph_20_Font">
      <style:text-properties fo:font-size="10pt" fo:font-weight="bold"/>
    </style:style>
    <style:style style:name="T34_2" style:family="text" style:parent-style-name="Default_20_Paragraph_20_Font"/>
    <style:style style:name="Row16" style:family="table-row">
      <style:table-row-properties style:min-row-height="0cm"/>
    </style:style>
    <style:style style:name="Cell2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5" style:family="paragraph" style:parent-style-name="Standard">
      <style:paragraph-properties fo:text-align="left" fo:margin-bottom="0cm" fo:margin-left="0cm" fo:margin-right="0cm"/>
    </style:style>
    <style:style style:name="T35_1" style:family="text" style:parent-style-name="Default_20_Paragraph_20_Font">
      <style:text-properties fo:font-size="10pt" fo:font-weight="bold"/>
    </style:style>
    <style:style style:name="T35_2" style:family="text" style:parent-style-name="Default_20_Paragraph_20_Font"/>
    <style:style style:name="Cell2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6" style:family="paragraph" style:parent-style-name="Standard">
      <style:paragraph-properties fo:text-align="left" fo:margin-bottom="0.494cm" fo:margin-left="0cm" fo:margin-right="0cm"/>
    </style:style>
    <style:style style:name="T36_1" style:family="text" style:parent-style-name="Default_20_Paragraph_20_Font">
      <style:text-properties fo:font-size="10pt"/>
    </style:style>
    <style:style style:name="T36_2" style:family="text" style:parent-style-name="Default_20_Paragraph_20_Font"/>
    <style:style style:name="P37" style:family="paragraph" style:parent-style-name="Standard">
      <style:paragraph-properties fo:text-align="left" fo:margin-bottom="0cm" fo:margin-left="0cm" fo:margin-right="0cm"/>
    </style:style>
    <style:style style:name="T37_1" style:family="text" style:parent-style-name="Default_20_Paragraph_20_Font">
      <style:text-properties fo:font-size="10pt"/>
    </style:style>
    <style:style style:name="T37_2" style:family="text" style:parent-style-name="Default_20_Paragraph_20_Font"/>
    <style:style style:name="Table9" style:family="table">
      <style:table-properties table:align="left" style:width="15.214cm" fo:margin-left="-0.119cm"/>
    </style:style>
    <style:style style:name="Column17" style:family="table-column">
      <style:table-column-properties style:column-width="2.205cm"/>
    </style:style>
    <style:style style:name="Column18" style:family="table-column">
      <style:table-column-properties style:column-width="12.982cm"/>
    </style:style>
    <style:style style:name="Row17" style:family="table-row">
      <style:table-row-properties style:min-row-height="0cm"/>
    </style:style>
    <style:style style:name="Cell25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8" style:family="paragraph" style:parent-style-name="Standard">
      <style:paragraph-properties fo:text-align="left" fo:margin-bottom="0cm" fo:margin-left="0cm" fo:margin-right="0cm"/>
    </style:style>
    <style:style style:name="T38_1" style:family="text" style:parent-style-name="Default_20_Paragraph_20_Font">
      <style:text-properties fo:font-size="10pt" fo:font-weight="bold"/>
    </style:style>
    <style:style style:name="T38_2" style:family="text" style:parent-style-name="Default_20_Paragraph_20_Font"/>
    <style:style style:name="Row18" style:family="table-row">
      <style:table-row-properties style:min-row-height="0cm"/>
    </style:style>
    <style:style style:name="Cell2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9" style:family="paragraph" style:parent-style-name="Standard">
      <style:paragraph-properties fo:text-align="left" fo:margin-bottom="0cm" fo:margin-left="0cm" fo:margin-right="0cm"/>
    </style:style>
    <style:style style:name="T39_1" style:family="text" style:parent-style-name="Default_20_Paragraph_20_Font">
      <style:text-properties fo:font-size="10pt" fo:font-weight="bold"/>
    </style:style>
    <style:style style:name="T39_2" style:family="text" style:parent-style-name="Default_20_Paragraph_20_Font"/>
    <style:style style:name="Cell2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0" style:family="paragraph" style:parent-style-name="Standard">
      <style:paragraph-properties fo:text-align="left" fo:margin-bottom="0.494cm" fo:margin-left="0cm" fo:margin-right="0cm"/>
    </style:style>
    <style:style style:name="T40_1" style:family="text" style:parent-style-name="Default_20_Paragraph_20_Font">
      <style:text-properties fo:font-size="10pt"/>
    </style:style>
    <style:style style:name="T40_2" style:family="text" style:parent-style-name="Default_20_Paragraph_20_Font"/>
    <style:style style:name="P41" style:family="paragraph" style:parent-style-name="Standard">
      <style:paragraph-properties fo:text-align="left" fo:margin-bottom="0cm" fo:margin-left="0cm" fo:margin-right="0cm"/>
    </style:style>
    <style:style style:name="T41_1" style:family="text" style:parent-style-name="Default_20_Paragraph_20_Font">
      <style:text-properties fo:font-size="10pt"/>
    </style:style>
    <style:style style:name="T41_2" style:family="text" style:parent-style-name="Default_20_Paragraph_20_Font"/>
    <style:style style:name="Table10" style:family="table">
      <style:table-properties table:align="left" style:width="15.214cm" fo:margin-left="-0.119cm"/>
    </style:style>
    <style:style style:name="Column19" style:family="table-column">
      <style:table-column-properties style:column-width="2.205cm"/>
    </style:style>
    <style:style style:name="Column20" style:family="table-column">
      <style:table-column-properties style:column-width="12.982cm"/>
    </style:style>
    <style:style style:name="Row19" style:family="table-row">
      <style:table-row-properties style:min-row-height="0cm"/>
    </style:style>
    <style:style style:name="Cell28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2" style:family="paragraph" style:parent-style-name="Standard">
      <style:paragraph-properties fo:text-align="left" fo:margin-bottom="0cm" fo:margin-left="0cm" fo:margin-right="0cm"/>
    </style:style>
    <style:style style:name="T42_1" style:family="text" style:parent-style-name="Default_20_Paragraph_20_Font">
      <style:text-properties fo:font-size="10pt" fo:font-weight="bold"/>
    </style:style>
    <style:style style:name="T42_2" style:family="text" style:parent-style-name="Default_20_Paragraph_20_Font"/>
    <style:style style:name="Row20" style:family="table-row">
      <style:table-row-properties style:min-row-height="0cm"/>
    </style:style>
    <style:style style:name="Cell2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3" style:family="paragraph" style:parent-style-name="Standard">
      <style:paragraph-properties fo:text-align="left" fo:margin-bottom="0cm" fo:margin-left="0cm" fo:margin-right="0cm"/>
    </style:style>
    <style:style style:name="T43_1" style:family="text" style:parent-style-name="Default_20_Paragraph_20_Font">
      <style:text-properties fo:font-size="10pt" fo:font-weight="bold"/>
    </style:style>
    <style:style style:name="T43_2" style:family="text" style:parent-style-name="Default_20_Paragraph_20_Font"/>
    <style:style style:name="Cell3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4" style:family="paragraph" style:parent-style-name="Standard">
      <style:paragraph-properties fo:text-align="left" fo:margin-bottom="0cm" fo:margin-left="0cm" fo:margin-right="0cm"/>
    </style:style>
    <style:style style:name="T44_1" style:family="text" style:parent-style-name="Default_20_Paragraph_20_Font">
      <style:text-properties fo:font-size="10pt"/>
    </style:style>
    <style:style style:name="T44_2" style:family="text" style:parent-style-name="Default_20_Paragraph_20_Font"/>
    <style:style style:name="Table11" style:family="table">
      <style:table-properties table:align="left" style:width="15.214cm" fo:margin-left="-0.119cm"/>
    </style:style>
    <style:style style:name="Column21" style:family="table-column">
      <style:table-column-properties style:column-width="2.205cm"/>
    </style:style>
    <style:style style:name="Column22" style:family="table-column">
      <style:table-column-properties style:column-width="12.982cm"/>
    </style:style>
    <style:style style:name="Row21" style:family="table-row">
      <style:table-row-properties style:min-row-height="0cm"/>
    </style:style>
    <style:style style:name="Cell31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5" style:family="paragraph" style:parent-style-name="Standard">
      <style:paragraph-properties fo:text-align="left" fo:margin-bottom="0cm" fo:margin-left="0cm" fo:margin-right="0cm"/>
    </style:style>
    <style:style style:name="T45_1" style:family="text" style:parent-style-name="Default_20_Paragraph_20_Font">
      <style:text-properties fo:font-weight="bold"/>
    </style:style>
    <style:style style:name="T45_2" style:family="text" style:parent-style-name="Default_20_Paragraph_20_Font"/>
    <style:style style:name="Row22" style:family="table-row">
      <style:table-row-properties style:min-row-height="0cm"/>
    </style:style>
    <style:style style:name="Cell3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6" style:family="paragraph" style:parent-style-name="Standard">
      <style:paragraph-properties fo:text-align="left" fo:margin-bottom="0cm" fo:margin-left="0cm" fo:margin-right="0cm"/>
    </style:style>
    <style:style style:name="T46_1" style:family="text" style:parent-style-name="Default_20_Paragraph_20_Font">
      <style:text-properties fo:font-weight="bold"/>
    </style:style>
    <style:style style:name="T46_2" style:family="text" style:parent-style-name="Default_20_Paragraph_20_Font"/>
    <style:style style:name="Cell3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7" style:family="paragraph" style:parent-style-name="Standard">
      <style:paragraph-properties fo:text-align="left" fo:margin-bottom="0cm" fo:margin-left="0cm" fo:margin-right="0cm"/>
    </style:style>
    <style:style style:name="T47_1" style:family="text" style:parent-style-name="Default_20_Paragraph_20_Font"/>
    <style:style style:name="Table12" style:family="table">
      <style:table-properties table:align="left" style:width="15.214cm" fo:margin-left="-0.119cm"/>
    </style:style>
    <style:style style:name="Column23" style:family="table-column">
      <style:table-column-properties style:column-width="2.205cm"/>
    </style:style>
    <style:style style:name="Column24" style:family="table-column">
      <style:table-column-properties style:column-width="12.982cm"/>
    </style:style>
    <style:style style:name="Row23" style:family="table-row">
      <style:table-row-properties style:min-row-height="0cm"/>
    </style:style>
    <style:style style:name="Cell34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8" style:family="paragraph" style:parent-style-name="Standard">
      <style:paragraph-properties fo:text-align="left" fo:margin-bottom="0cm" fo:margin-left="0cm" fo:margin-right="0cm"/>
    </style:style>
    <style:style style:name="T48_1" style:family="text" style:parent-style-name="Default_20_Paragraph_20_Font">
      <style:text-properties fo:font-size="10pt" fo:font-weight="bold"/>
    </style:style>
    <style:style style:name="T48_2" style:family="text" style:parent-style-name="Default_20_Paragraph_20_Font"/>
    <style:style style:name="Row24" style:family="table-row">
      <style:table-row-properties style:min-row-height="0cm"/>
    </style:style>
    <style:style style:name="Cell3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9" style:family="paragraph" style:parent-style-name="Standard">
      <style:paragraph-properties fo:text-align="left" fo:margin-bottom="0cm" fo:margin-left="0cm" fo:margin-right="0cm"/>
    </style:style>
    <style:style style:name="T49_1" style:family="text" style:parent-style-name="Default_20_Paragraph_20_Font">
      <style:text-properties fo:font-size="10pt" fo:font-weight="bold"/>
    </style:style>
    <style:style style:name="T49_2" style:family="text" style:parent-style-name="Default_20_Paragraph_20_Font"/>
    <style:style style:name="Cell3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0" style:family="paragraph" style:parent-style-name="Standard">
      <style:paragraph-properties fo:text-align="left" fo:margin-bottom="0.494cm" fo:margin-left="0cm" fo:margin-right="0cm"/>
    </style:style>
    <style:style style:name="T50_1" style:family="text" style:parent-style-name="Default_20_Paragraph_20_Font">
      <style:text-properties fo:font-size="10pt"/>
    </style:style>
    <style:style style:name="T50_2" style:family="text" style:parent-style-name="Default_20_Paragraph_20_Font"/>
    <style:style style:name="P51" style:family="paragraph" style:parent-style-name="Standard">
      <style:paragraph-properties fo:text-align="left" fo:margin-bottom="0.494cm" fo:margin-left="0cm" fo:margin-right="0cm"/>
    </style:style>
    <style:style style:name="T51_1" style:family="text" style:parent-style-name="Default_20_Paragraph_20_Font">
      <style:text-properties fo:font-size="10pt"/>
    </style:style>
    <style:style style:name="T51_2" style:family="text" style:parent-style-name="Default_20_Paragraph_20_Font"/>
    <style:style style:name="P52" style:family="paragraph" style:parent-style-name="Standard">
      <style:paragraph-properties fo:text-align="left" fo:margin-bottom="0cm" fo:margin-left="0cm" fo:margin-right="0cm"/>
    </style:style>
    <style:style style:name="T52_1" style:family="text" style:parent-style-name="Default_20_Paragraph_20_Font">
      <style:text-properties fo:font-size="10pt"/>
    </style:style>
    <style:style style:name="T52_2" style:family="text" style:parent-style-name="Default_20_Paragraph_20_Font"/>
    <style:style style:name="Table13" style:family="table">
      <style:table-properties table:align="left" style:width="15.214cm" fo:margin-left="-0.119cm"/>
    </style:style>
    <style:style style:name="Column25" style:family="table-column">
      <style:table-column-properties style:column-width="2.205cm"/>
    </style:style>
    <style:style style:name="Column26" style:family="table-column">
      <style:table-column-properties style:column-width="12.982cm"/>
    </style:style>
    <style:style style:name="Row25" style:family="table-row">
      <style:table-row-properties style:min-row-height="0cm"/>
    </style:style>
    <style:style style:name="Cell37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3" style:family="paragraph" style:parent-style-name="Standard">
      <style:paragraph-properties fo:text-align="left" fo:margin-bottom="0cm" fo:margin-left="0cm" fo:margin-right="0cm"/>
    </style:style>
    <style:style style:name="T53_1" style:family="text" style:parent-style-name="Default_20_Paragraph_20_Font">
      <style:text-properties fo:font-size="10pt" fo:font-weight="bold"/>
    </style:style>
    <style:style style:name="T53_2" style:family="text" style:parent-style-name="Default_20_Paragraph_20_Font"/>
    <style:style style:name="Row26" style:family="table-row">
      <style:table-row-properties style:min-row-height="0cm"/>
    </style:style>
    <style:style style:name="Cell3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4" style:family="paragraph" style:parent-style-name="Standard">
      <style:paragraph-properties fo:text-align="left" fo:margin-bottom="0cm" fo:margin-left="0cm" fo:margin-right="0cm"/>
    </style:style>
    <style:style style:name="T54_1" style:family="text" style:parent-style-name="Default_20_Paragraph_20_Font">
      <style:text-properties fo:font-size="10pt" fo:font-weight="bold"/>
    </style:style>
    <style:style style:name="T54_2" style:family="text" style:parent-style-name="Default_20_Paragraph_20_Font"/>
    <style:style style:name="Cell3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5" style:family="paragraph" style:parent-style-name="Standard">
      <style:paragraph-properties fo:text-align="left" fo:margin-bottom="0cm" fo:margin-left="0cm" fo:margin-right="0cm"/>
    </style:style>
    <style:style style:name="T55_1" style:family="text" style:parent-style-name="Default_20_Paragraph_20_Font">
      <style:text-properties fo:font-size="10pt"/>
    </style:style>
    <style:style style:name="T55_2" style:family="text" style:parent-style-name="Default_20_Paragraph_20_Font"/>
    <style:style style:name="Table14" style:family="table">
      <style:table-properties table:align="left" style:width="15.214cm" fo:margin-left="-0.119cm"/>
    </style:style>
    <style:style style:name="Column27" style:family="table-column">
      <style:table-column-properties style:column-width="2.205cm"/>
    </style:style>
    <style:style style:name="Column28" style:family="table-column">
      <style:table-column-properties style:column-width="12.982cm"/>
    </style:style>
    <style:style style:name="Row27" style:family="table-row">
      <style:table-row-properties style:min-row-height="0cm"/>
    </style:style>
    <style:style style:name="Cell40" style:family="table-cell">
      <style:table-cell-properties style:vertical-align="middle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6" style:family="paragraph" style:parent-style-name="Standard">
      <style:paragraph-properties fo:text-align="left" fo:margin-bottom="0cm" fo:margin-left="0cm" fo:margin-right="0cm"/>
    </style:style>
    <style:style style:name="T56_1" style:family="text" style:parent-style-name="Default_20_Paragraph_20_Font">
      <style:text-properties fo:font-size="10pt" fo:font-weight="bold"/>
    </style:style>
    <style:style style:name="T56_2" style:family="text" style:parent-style-name="Default_20_Paragraph_20_Font"/>
    <style:style style:name="Row28" style:family="table-row">
      <style:table-row-properties style:min-row-height="0cm"/>
    </style:style>
    <style:style style:name="Cell4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7" style:family="paragraph" style:parent-style-name="Standard">
      <style:paragraph-properties fo:text-align="left" fo:margin-bottom="0cm" fo:margin-left="0cm" fo:margin-right="0cm"/>
    </style:style>
    <style:style style:name="T57_1" style:family="text" style:parent-style-name="Default_20_Paragraph_20_Font">
      <style:text-properties fo:font-size="10pt" fo:font-weight="bold"/>
    </style:style>
    <style:style style:name="T57_2" style:family="text" style:parent-style-name="Default_20_Paragraph_20_Font"/>
    <style:style style:name="Cell4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8" style:family="paragraph" style:parent-style-name="Standard">
      <style:paragraph-properties fo:text-align="left" fo:margin-bottom="0cm" fo:margin-left="0cm" fo:margin-right="0cm"/>
    </style:style>
    <style:style style:name="T58_1" style:family="text" style:parent-style-name="Default_20_Paragraph_20_Font">
      <style:text-properties fo:font-size="10pt"/>
    </style:style>
    <style:style style:name="T58_2" style:family="text" style:parent-style-name="Default_20_Paragraph_20_Font"/>
    <style:style style:name="P59" style:family="paragraph" style:parent-style-name="Table"/>
  </office:automatic-styles>
  <office:body>
    <office:text>
      <text:h text:style-name="P1" text:outline-level="1"><text:span text:style-name="T1_1">Regras<text:s/>do<text:s/>Negócio<text:s/>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 table:number-columns-spanned="2">
            <text:p text:style-name="P2"><text:span text:style-name="T2_1">Administrador<text:s/>do<text:s/>Sistema<text:s/>(RN01)</text:span><text:span text:style-name="T2_2"><text:s/></text:span></text:p>
          </table:table-cell>
        </table:table-row>
        <table:table-row table:style-name="Row2">
          <table:table-cell table:style-name="Cell2">
            <text:p text:style-name="P3"><text:span text:style-name="T3_1">Descrição</text:span><text:span text:style-name="T3_2"><text:s/></text:span></text:p>
          </table:table-cell>
          <table:table-cell table:style-name="Cell3">
            <text:p text:style-name="P4"><text:span text:style-name="T4_1">O<text:s/>primeiro<text:s/>usuário<text:s/>a<text:s/>ser<text:s/>cadastrado<text:s/>no<text:s/>sistema<text:s/>deve<text:s/>ser<text:s/>um<text:s/>Administrador.<text:s/>A<text:s/>tarefa<text:s/>do<text:s/>Administrador<text:s/>é<text:s/>cadastrar<text:s/>os<text:s/>Professores.<text:s/>O<text:s/>cadastro<text:s/>dele<text:s/>deve<text:s/>ser<text:s/>feito<text:s/>na<text:s/>instalação<text:s/>do<text:s/>Sistema,<text:s/>solicitando<text:s/>o<text:s/>nome,<text:s/>e-mail<text:s/>e<text:s/>senha,<text:s/>sendo<text:s/>que<text:s/>todos<text:s/>os<text:s/>dados<text:s/>são<text:s/>obrigatórios.</text:span><text:span text:style-name="T4_2"><text:s/></text:span></text:p>
          </table:table-cell>
        </table:table-row>
      </table:table>
      <table:table table:style-name="Table2">
        <table:table-column table:style-name="Column3"/>
        <table:table-column table:style-name="Column4"/>
        <table:table-row table:style-name="Row3">
          <table:table-cell table:style-name="Cell4" table:number-columns-spanned="2">
            <text:p text:style-name="P5"><text:span text:style-name="T5_1">Número<text:s/>de<text:s/>matrícula<text:s/>(RN02)</text:span><text:span text:style-name="T5_2"><text:s/></text:span></text:p>
          </table:table-cell>
        </table:table-row>
        <table:table-row table:style-name="Row4">
          <table:table-cell table:style-name="Cell5">
            <text:p text:style-name="P6"><text:span text:style-name="T6_1">Descrição<text:s/></text:span></text:p>
          </table:table-cell>
          <table:table-cell table:style-name="Cell6">
            <text:p text:style-name="P7"><text:span text:style-name="T7_1">O<text:s/>número<text:s/>de<text:s/>matrícula<text:s/>deve<text:s/>ser<text:s/>único<text:s/>no<text:s/>sistema,<text:s/>tanto<text:s/>para<text:s/>professores<text:s/>quando<text:s/>para<text:s/>alunos. <text:s/></text:span></text:p>
            <text:p text:style-name="P8"><text:span text:style-name="T8_1">Uma<text:s/>vez<text:s/>incluído<text:s/>no<text:s/>sistema,<text:s/>o<text:s/>número<text:s/>de<text:s/>matrícula<text:s/>não<text:s/>pode<text:s/>mais<text:s/>ser<text:s/>alterado<text:s/></text:span></text:p>
          </table:table-cell>
        </table:table-row>
      </table:table>
      <table:table table:style-name="Table3">
        <table:table-column table:style-name="Column5"/>
        <table:table-column table:style-name="Column6"/>
        <table:table-row table:style-name="Row5">
          <table:table-cell table:style-name="Cell7" table:number-columns-spanned="2">
            <text:p text:style-name="P9"><text:span text:style-name="T9_1">E-mail<text:s/>dos<text:s/>Usuários<text:s/>do<text:s/>Sistema<text:s/>(RN03)</text:span><text:span text:style-name="T9_2"><text:s/></text:span></text:p>
          </table:table-cell>
        </table:table-row>
        <table:table-row table:style-name="Row6">
          <table:table-cell table:style-name="Cell8">
            <text:p text:style-name="P10"><text:span text:style-name="T10_1">Descrição</text:span><text:span text:style-name="T10_2"><text:s/></text:span></text:p>
          </table:table-cell>
          <table:table-cell table:style-name="Cell9">
            <text:p text:style-name="P11"><text:span text:style-name="T11_1">O<text:s/>e-mail<text:s/>do<text:s/>usuário<text:s/>do<text:s/>sistema<text:s/>deverá<text:s/>ser<text:s/>único,<text:s/>para<text:s/>servir,<text:s/>juntamente<text:s/>com<text:s/>o<text:s/>Número<text:s/>de<text:s/>Matricula<text:s/>(RN01)<text:s/>como<text:s/>identificação</text:span><text:span text:style-name="T11_2"><text:s/></text:span></text:p>
          </table:table-cell>
        </table:table-row>
      </table:table>
      <table:table table:style-name="Table4">
        <table:table-column table:style-name="Column7"/>
        <table:table-column table:style-name="Column8"/>
        <table:table-row table:style-name="Row7">
          <table:table-cell table:style-name="Cell10" table:number-columns-spanned="2">
            <text:p text:style-name="P12"><text:span text:style-name="T12_1">Gerenciar<text:s/>Professores<text:s/>(RN04)</text:span><text:span text:style-name="T12_2"><text:s/></text:span></text:p>
          </table:table-cell>
        </table:table-row>
        <table:table-row table:style-name="Row8">
          <table:table-cell table:style-name="Cell11">
            <text:p text:style-name="P13"><text:span text:style-name="T13_1">Descriçdão</text:span><text:span text:style-name="T13_2"><text:s/></text:span></text:p>
          </table:table-cell>
          <table:table-cell table:style-name="Cell12">
            <text:p text:style-name="P14"><text:span text:style-name="T14_1">O<text:s/>gerenciamento<text:s/>de<text:s/>Professores<text:s/>deve<text:s/>ser<text:s/>feito<text:s/>pelo<text:s/>Administrador<text:s/>de<text:s/>Sistema<text:s/>ou<text:s/>por<text:s/>um<text:s/>Professor<text:s/>Coordenador.</text:span><text:span text:style-name="T14_2"><text:s/></text:span></text:p>
          </table:table-cell>
        </table:table-row>
      </table:table>
      <table:table table:style-name="Table5">
        <table:table-column table:style-name="Column9"/>
        <table:table-column table:style-name="Column10"/>
        <table:table-row table:style-name="Row9">
          <table:table-cell table:style-name="Cell13" table:number-columns-spanned="2">
            <text:p text:style-name="P15"><text:span text:style-name="T15_1">Gerenciamento<text:s/>de<text:s/>Professores<text:s/>Coordenadores<text:s/>(RN05)</text:span><text:span text:style-name="T15_2"><text:s/></text:span></text:p>
          </table:table-cell>
        </table:table-row>
        <table:table-row table:style-name="Row10">
          <table:table-cell table:style-name="Cell14">
            <text:p text:style-name="P16"><text:span text:style-name="T16_1">Descrição</text:span><text:span text:style-name="T16_2"><text:s/></text:span></text:p>
          </table:table-cell>
          <table:table-cell table:style-name="Cell15">
            <text:p text:style-name="P17"><text:span text:style-name="T17_1">O<text:s/>Gerenciamento<text:s/>de<text:s/>Professores<text:s/>Coordenadores<text:s/>deve<text:s/>ser<text:s/>feito<text:s/>pelo<text:s/>Administrador<text:s/>de<text:s/>Sistema.</text:span><text:span text:style-name="T17_2"><text:s/></text:span></text:p>
            <text:p text:style-name="P18"><text:span text:style-name="T18_1">Qualquer<text:s/>Professor<text:s/>pode<text:s/>ser<text:s/>Professor<text:s/>Coordenador,<text:s/>desde<text:s/>que<text:s/>devidamente<text:s/>informado.</text:span><text:span text:style-name="T18_2"><text:s/></text:span></text:p>
          </table:table-cell>
        </table:table-row>
      </table:table>
      <table:table table:style-name="Table6">
        <table:table-column table:style-name="Column11"/>
        <table:table-column table:style-name="Column12"/>
        <table:table-row table:style-name="Row11">
          <table:table-cell table:style-name="Cell16" table:number-columns-spanned="2">
            <text:p text:style-name="P19"><text:span text:style-name="T19_1">Gerenciar<text:s/>Alunos<text:s/>(RN06)</text:span><text:span text:style-name="T19_2"><text:s/></text:span></text:p>
          </table:table-cell>
        </table:table-row>
        <table:table-row table:style-name="Row12">
          <table:table-cell table:style-name="Cell17">
            <text:p text:style-name="P20"><text:span text:style-name="T20_1">Descrição</text:span><text:span text:style-name="T20_2"><text:s/></text:span></text:p>
          </table:table-cell>
          <table:table-cell table:style-name="Cell18">
            <text:p text:style-name="P21"><text:span text:style-name="T21_1">O<text:s/>gerenciamento<text:s/>de<text:s/>Alunos<text:s/>deve<text:s/>ser<text:s/>feito<text:s/>por<text:s/>um<text:s/>Professor<text:s/>Coordenador<text:s/>ou<text:s/>pelo<text:s/>Administrador.</text:span><text:span text:style-name="T21_2"><text:s/></text:span></text:p>
            <text:p text:style-name="P22"><text:span text:style-name="T22_1">O<text:s/>Aluno<text:s/>deve<text:s/>ser<text:s/>cadastrado<text:s/>com<text:s/>os<text:s/>seguintes<text:s/>dados: </text:span><text:span text:style-name="T22_2"><text:s/></text:span></text:p>
            <text:list text:style-name="LS1" xml:id="list0">
              <text:list-item>
                <text:p text:style-name="P23"><text:span text:style-name="T23_1">Nome </text:span><text:span text:style-name="T23_2"><text:s/></text:span></text:p>
              </text:list-item>
              <text:list-item>
                <text:p text:style-name="P24"><text:span text:style-name="T24_1">E-mail</text:span><text:span text:style-name="T24_2"><text:s/></text:span></text:p>
              </text:list-item>
              <text:list-item>
                <text:p text:style-name="P25"><text:span text:style-name="T25_1">Número<text:s/>de<text:s/>matricula</text:span><text:span text:style-name="T25_2"><text:s/></text:span></text:p>
              </text:list-item>
              <text:list-item>
                <text:p text:style-name="P26"><text:span text:style-name="T26_1">Endereço</text:span><text:span text:style-name="T26_2"><text:s/></text:span></text:p>
              </text:list-item>
              <text:list-item>
                <text:p text:style-name="P27"><text:span text:style-name="T27_1">Telefone<text:s/>residencial</text:span><text:span text:style-name="T27_2"><text:s/></text:span></text:p>
              </text:list-item>
              <text:list-item>
                <text:p text:style-name="P28"><text:span text:style-name="T28_1">Telefone<text:s/>celular</text:span><text:span text:style-name="T28_2"><text:s/></text:span></text:p>
              </text:list-item>
            </text:list>
            <text:p text:style-name="P29"><text:span text:style-name="T29_1">Todos<text:s/>os<text:s/>dados<text:s/>são<text:s/>obrigatórios</text:span><text:span text:style-name="T29_2"><text:s/></text:span></text:p>
            <text:p text:style-name="P30"/>
          </table:table-cell>
        </table:table-row>
      </table:table>
      <table:table table:style-name="Table7">
        <table:table-column table:style-name="Column13"/>
        <table:table-column table:style-name="Column14"/>
        <table:table-row table:style-name="Row13">
          <table:table-cell table:style-name="Cell19" table:number-columns-spanned="2">
            <text:p text:style-name="P31"><text:span text:style-name="T31_1">Alteração<text:s/>de<text:s/>dados<text:s/>pessoais<text:s/>do<text:s/>Usuário<text:s/>(RN07)</text:span><text:span text:style-name="T31_2"><text:s/></text:span></text:p>
          </table:table-cell>
        </table:table-row>
        <table:table-row table:style-name="Row14">
          <table:table-cell table:style-name="Cell20">
            <text:p text:style-name="P32"><text:span text:style-name="T32_1">Descrição</text:span><text:span text:style-name="T32_2"><text:s/></text:span></text:p>
          </table:table-cell>
          <table:table-cell table:style-name="Cell21">
            <text:p text:style-name="P33"><text:span text:style-name="T33_1">A<text:s/>alteração<text:s/>dos<text:s/>dados<text:s/>pessoais<text:s/>do<text:s/>Usuário<text:s/>só<text:s/>pode<text:s/>ser<text:s/>feita<text:s/>por<text:s/>ele<text:s/>mesmo.<text:s/>Ele<text:s/>não<text:s/>pode<text:s/>alterar<text:s/>seu<text:s/>número<text:s/>de<text:s/>matricula<text:s/>e<text:s/>seu<text:s/>e-mail<text:s/>não<text:s/>pode<text:s/>existir<text:s/>no<text:s/>sistema,<text:s/>respeitando<text:s/>a<text:s/>RN06.</text:span><text:span text:style-name="T33_2"><text:s/></text:span></text:p>
          </table:table-cell>
        </table:table-row>
      </table:table>
      <table:table table:style-name="Table8">
        <table:table-column table:style-name="Column15"/>
        <table:table-column table:style-name="Column16"/>
        <table:table-row table:style-name="Row15">
          <table:table-cell table:style-name="Cell22" table:number-columns-spanned="2">
            <text:p text:style-name="P34"><text:span text:style-name="T34_1">Áreas<text:s/>de<text:s/>Afinidade<text:s/>(RN08)</text:span><text:span text:style-name="T34_2"><text:s/></text:span></text:p>
          </table:table-cell>
        </table:table-row>
        <table:table-row table:style-name="Row16">
          <table:table-cell table:style-name="Cell23">
            <text:p text:style-name="P35"><text:span text:style-name="T35_1">Descrição</text:span><text:span text:style-name="T35_2"><text:s/></text:span></text:p>
          </table:table-cell>
          <table:table-cell table:style-name="Cell24">
            <text:p text:style-name="P36"><text:span text:style-name="T36_1">Cada<text:s/>professor<text:s/>pode<text:s/>estar<text:s/>vinculado<text:s/>a<text:s/>várias<text:s/>Áreas<text:s/>de<text:s/>Afinidade.</text:span><text:span text:style-name="T36_2"><text:s/></text:span></text:p>
            <text:p text:style-name="P37"><text:span text:style-name="T37_1">As<text:s/>Áreas<text:s/>de<text:s/>Afinidade<text:s/>serão<text:s/>mantidas<text:s/>pelos<text:s/>Administradores<text:s/>ou<text:s/>pelos<text:s/>Professores.</text:span><text:span text:style-name="T37_2"><text:s/></text:span></text:p>
          </table:table-cell>
        </table:table-row>
      </table:table>
      <table:table table:style-name="Table9">
        <table:table-column table:style-name="Column17"/>
        <table:table-column table:style-name="Column18"/>
        <table:table-row table:style-name="Row17">
          <table:table-cell table:style-name="Cell25" table:number-columns-spanned="2">
            <text:p text:style-name="P38"><text:span text:style-name="T38_1">Áreas<text:s/>de<text:s/>Interesse<text:s/>(RN09)</text:span><text:span text:style-name="T38_2"><text:s/></text:span></text:p>
          </table:table-cell>
        </table:table-row>
        <table:table-row table:style-name="Row18">
          <table:table-cell table:style-name="Cell26">
            <text:p text:style-name="P39"><text:span text:style-name="T39_1">Descrição</text:span><text:span text:style-name="T39_2"><text:s/></text:span></text:p>
          </table:table-cell>
          <table:table-cell table:style-name="Cell27">
            <text:p text:style-name="P40"><text:span text:style-name="T40_1">Áreas<text:s/>de<text:s/>Interesse<text:s/>seriam<text:s/>tópicos<text:s/>que<text:s/>os<text:s/>Professores<text:s/>estariam<text:s/>pré-dispostos<text:s/>a<text:s/>aceitar<text:s/>para<text:s/>Trabalho<text:s/>de<text:s/>Conclusão.<text:s/>Cada<text:s/>Professor<text:s/>pode<text:s/>ter<text:s/>várias<text:s/>Áreas<text:s/>de<text:s/>Interesse.</text:span><text:span text:style-name="T40_2"><text:s/></text:span></text:p>
            <text:p text:style-name="P41"><text:span text:style-name="T41_1">As<text:s/>Áreas<text:s/>de<text:s/>Afinidade<text:s/>serão<text:s/>mantidas<text:s/>pelos<text:s/>Professores.</text:span><text:span text:style-name="T41_2"><text:s/></text:span></text:p>
          </table:table-cell>
        </table:table-row>
      </table:table>
      <table:table table:style-name="Table10">
        <table:table-column table:style-name="Column19"/>
        <table:table-column table:style-name="Column20"/>
        <table:table-row table:style-name="Row19">
          <table:table-cell table:style-name="Cell28" table:number-columns-spanned="2">
            <text:p text:style-name="P42"><text:span text:style-name="T42_1">Escolha<text:s/>de<text:s/>Professor<text:s/>Orientador<text:s/>(RN10)</text:span><text:span text:style-name="T42_2"><text:s/></text:span></text:p>
          </table:table-cell>
        </table:table-row>
        <table:table-row table:style-name="Row20">
          <table:table-cell table:style-name="Cell29">
            <text:p text:style-name="P43"><text:span text:style-name="T43_1">Descrição</text:span><text:span text:style-name="T43_2"><text:s/></text:span></text:p>
          </table:table-cell>
          <table:table-cell table:style-name="Cell30">
            <text:p text:style-name="P44"><text:span text:style-name="T44_1">O<text:s/>Aluno<text:s/>deve<text:s/>escolher<text:s/>um<text:s/>Professor<text:s/>Orientador<text:s/>e<text:s/>substituí-lo<text:s/>caso<text:s/>necessário<text:s/>mediante<text:s/>aprovação<text:s/>do<text:s/>Professor<text:s/>Coordenador</text:span><text:span text:style-name="T44_2"><text:s/></text:span></text:p>
          </table:table-cell>
        </table:table-row>
      </table:table>
      <table:table table:style-name="Table11">
        <table:table-column table:style-name="Column21"/>
        <table:table-column table:style-name="Column22"/>
        <table:table-row table:style-name="Row21">
          <table:table-cell table:style-name="Cell31" table:number-columns-spanned="2">
            <text:p text:style-name="P45"><text:span text:style-name="T45_1">Registro<text:s/>de<text:s/>Encontros<text:s/>(RN11)</text:span><text:span text:style-name="T45_2"><text:s/></text:span></text:p>
          </table:table-cell>
        </table:table-row>
        <table:table-row table:style-name="Row22">
          <table:table-cell table:style-name="Cell32">
            <text:p text:style-name="P46"><text:span text:style-name="T46_1">Descrição</text:span><text:span text:style-name="T46_2"><text:s/></text:span></text:p>
          </table:table-cell>
          <table:table-cell table:style-name="Cell33">
            <text:p text:style-name="P47"><text:span text:style-name="T47_1">Os<text:s/>encontros<text:s/>entre<text:s/>Professor<text:s/>Orientador<text:s/>e<text:s/>Aluno,<text:s/>tanto<text:s/>presencial<text:s/>quanto<text:s/>virtual,<text:s/>devem<text:s/>ser<text:s/>registrados<text:s/>no<text:s/>sistema,<text:s/>num<text:s/>periodo<text:s/>máximo<text:s/>de<text:s/>5<text:s/>dias<text:s/>úteis.<text:s/>Esse<text:s/>registro<text:s/>deve<text:s/>ser<text:s/>feito<text:s/>pelo<text:s/>Professor<text:s/>Orientador.<text:s/></text:span></text:p>
          </table:table-cell>
        </table:table-row>
      </table:table>
      <table:table table:style-name="Table12">
        <table:table-column table:style-name="Column23"/>
        <table:table-column table:style-name="Column24"/>
        <table:table-row table:style-name="Row23">
          <table:table-cell table:style-name="Cell34" table:number-columns-spanned="2">
            <text:p text:style-name="P48"><text:span text:style-name="T48_1">Liberação<text:s/>do<text:s/>Trabalho<text:s/>de<text:s/>Conclusão<text:s/>para<text:s/>ir<text:s/>a<text:s/>Banca<text:s/>(RN12)</text:span><text:span text:style-name="T48_2"><text:s/></text:span></text:p>
          </table:table-cell>
        </table:table-row>
        <table:table-row table:style-name="Row24">
          <table:table-cell table:style-name="Cell35">
            <text:p text:style-name="P49"><text:span text:style-name="T49_1">Descrição</text:span><text:span text:style-name="T49_2"><text:s/></text:span></text:p>
          </table:table-cell>
          <table:table-cell table:style-name="Cell36">
            <text:p text:style-name="P50"><text:span text:style-name="T50_1">O<text:s/>Professor<text:s/>Orientador<text:s/>deve<text:s/>liberar<text:s/>o<text:s/>Trabalho<text:s/>de<text:s/>Conclusão<text:s/>para<text:s/>ele<text:s/>poder<text:s/>ir<text:s/>para<text:s/>Banca. </text:span><text:span text:style-name="T50_2"><text:s/></text:span></text:p>
            <text:p text:style-name="P51"><text:span text:style-name="T51_1">O<text:s/>Professor<text:s/>Coordenador<text:s/>pode<text:s/>liberar<text:s/>um<text:s/>Trabalho<text:s/>de<text:s/>Conclusão<text:s/>para<text:s/>ir<text:s/>a<text:s/>Banca.</text:span><text:span text:style-name="T51_2"><text:s/></text:span></text:p>
            <text:p text:style-name="P52"><text:span text:style-name="T52_1">Se<text:s/>o<text:s/>Aluno,<text:s/>mesmo<text:s/>com<text:s/>a<text:s/>não<text:s/>liberação<text:s/>do<text:s/>Professor<text:s/>Orientador/Coordenador,<text:s/>quiser<text:s/>ir<text:s/>para<text:s/>a<text:s/>Banca,<text:s/>ele<text:s/>pode<text:s/>ir<text:s/>mesmo.</text:span><text:span text:style-name="T52_2"><text:s/></text:span></text:p>
          </table:table-cell>
        </table:table-row>
      </table:table>
      <table:table table:style-name="Table13">
        <table:table-column table:style-name="Column25"/>
        <table:table-column table:style-name="Column26"/>
        <table:table-row table:style-name="Row25">
          <table:table-cell table:style-name="Cell37" table:number-columns-spanned="2">
            <text:p text:style-name="P53"><text:span text:style-name="T53_1">Composição<text:s/>da<text:s/>Banca<text:s/>(RN13)</text:span><text:span text:style-name="T53_2"><text:s/></text:span></text:p>
          </table:table-cell>
        </table:table-row>
        <table:table-row table:style-name="Row26">
          <table:table-cell table:style-name="Cell38">
            <text:p text:style-name="P54"><text:span text:style-name="T54_1">Descrição</text:span><text:span text:style-name="T54_2"><text:s/></text:span></text:p>
          </table:table-cell>
          <table:table-cell table:style-name="Cell39">
            <text:p text:style-name="P55"><text:span text:style-name="T55_1">O<text:s/>Professor<text:s/>Coordenador<text:s/>deve<text:s/>compor<text:s/>a<text:s/>Banca<text:s/>de<text:s/>avaliação<text:s/>com<text:s/>3<text:s/>Professores,<text:s/>sendo<text:s/>que<text:s/>1<text:s/>deles<text:s/>deve<text:s/>ser<text:s/>o<text:s/>Professor<text:s/>Orientador<text:s/>do<text:s/>Aluno.</text:span><text:span text:style-name="T55_2"><text:s/></text:span></text:p>
          </table:table-cell>
        </table:table-row>
      </table:table>
      <table:table table:style-name="Table14">
        <table:table-column table:style-name="Column27"/>
        <table:table-column table:style-name="Column28"/>
        <table:table-row table:style-name="Row27">
          <table:table-cell table:style-name="Cell40" table:number-columns-spanned="2">
            <text:p text:style-name="P56"><text:span text:style-name="T56_1">Avaliação<text:s/>da<text:s/>Trabalho<text:s/>de<text:s/>Conclusão<text:s/>pela<text:s/>Banca<text:s/>(RN14)</text:span><text:span text:style-name="T56_2"><text:s/></text:span></text:p>
          </table:table-cell>
        </table:table-row>
        <table:table-row table:style-name="Row28">
          <table:table-cell table:style-name="Cell41">
            <text:p text:style-name="P57"><text:span text:style-name="T57_1">Descrição</text:span><text:span text:style-name="T57_2"><text:s/></text:span></text:p>
          </table:table-cell>
          <table:table-cell table:style-name="Cell42">
            <text:p text:style-name="P58"><text:span text:style-name="T58_1">A<text:s/>Banca<text:s/>deve<text:s/>ter<text:s/>um<text:s/>Professor<text:s/>representante<text:s/>que<text:s/>será<text:s/>o<text:s/>responsável<text:s/>pela<text:s/>nota<text:s/>final<text:s/>do<text:s/>Trabalho<text:s/>de<text:s/>Conclusão,<text:s/>e<text:s/>que<text:s/>lançará<text:s/>a<text:s/>nota<text:s/>em<text:s/>Sistema.</text:span><text:span text:style-name="T58_2"><text:s/></text:span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style:style style:name="LLS_1_0" style:family="text">
      <style:text-properties style:font-name="Symbol"/>
    </style:style>
    <style:style style:name="LLS_1_1" style:family="text">
      <style:text-properties style:font-name="Courier New"/>
    </style:style>
    <style:style style:name="LLS_1_2" style:family="text">
      <style:text-properties style:font-name="Wingdings"/>
    </style:style>
    <style:style style:name="LLS_1_3" style:family="text">
      <style:text-properties style:font-name="Symbol"/>
    </style:style>
    <style:style style:name="LLS_1_4" style:family="text">
      <style:text-properties style:font-name="Courier New"/>
    </style:style>
    <style:style style:name="LLS_1_5" style:family="text">
      <style:text-properties style:font-name="Wingdings"/>
    </style:style>
    <style:style style:name="LLS_1_6" style:family="text">
      <style:text-properties style:font-name="Symbol"/>
    </style:style>
    <style:style style:name="LLS_1_7" style:family="text">
      <style:text-properties style:font-name="Courier New"/>
    </style:style>
    <style:style style:name="LLS_1_8" style:family="text">
      <style:text-properties style:font-name="Wingdings"/>
    </style:style>
    <text:list-style style:name="LS1">
      <text:list-level-style-bullet text:bullet-char="" text:style-name="LLS_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Regras do Negócio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